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oper Black" fo:font-size="14pt" officeooo:rsid="001dc412" officeooo:paragraph-rsid="001dc412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ooper Black" fo:font-size="48pt" officeooo:rsid="001dc412" officeooo:paragraph-rsid="001dc412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T1" style:family="text">
      <style:text-properties fo:color="#999999" style:font-name="Copperplate Gothic Bold"/>
    </style:style>
    <style:style style:name="T2" style:family="text">
      <style:text-properties officeooo:rsid="001f5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vierge_paysage</text:file-name><text:tab/><text:date style:data-style-name="N37" text:date-value="2022-07-01T15:40:48.560000164" text:fixed="true">01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5:42:07.126000000</dc:date>
    <meta:editing-duration>PT1H53M35S</meta:editing-duration>
    <meta:editing-cycles>11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" meta:word-count="6" meta:character-count="46" meta:non-whitespace-character-count="40"/>
  </office:meta>
</office:document-meta>
</file>